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72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5YR_B06003PR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Male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Male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Female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Female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Born in Puerto Rico: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Born in Puerto Rico: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Born in Puerto Rico: - Male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Born in Puerto Rico: - Male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Born in Puerto Rico: - Female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Born in Puerto Rico: - Female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Born in the United States: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Born in the United States: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Born in the United States: - Male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Born in the United States: - Male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Born in the United States: - Female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Born in the United States: - Female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Total: - Native; born elsewhere: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Total: - Native; born elsewhere: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otal: - Native; born elsewhere: - Male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otal: - Native; born elsewhere: - Male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Total: - Native; born elsewhere: - Female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Total: - Native; born elsewhere: - Female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Total: - Foreign born: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Total: - Foreign born: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Total: - Foreign born: - Male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Total: - Foreign born: - Male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Total: - Foreign born: - Female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Total: - Foreign born: - Fe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6" meta:object-count="0"/>
    <meta:generator>LibreOffice/6.0.7.3$Linux_X86_64 LibreOffice_project/00m0$Build-3</meta:generator>
  </office:meta>
</office:document-meta>
</file>